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Preformatted_20_Text">
      <style:paragraph-properties fo:margin-top="0cm" fo:margin-bottom="0.499cm" style:contextual-spacing="false" fo:padding="0cm" fo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P8" style:family="paragraph" style:parent-style-name="Text_20_body">
      <style:paragraph-properties fo:padding="0cm" fo:border="none"/>
      <style:text-properties loext:padding="0cm" loext:border="none"/>
    </style:style>
    <style:style style:name="P9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10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goal-parser-interpretation/" text:style-name="Internet_20_link" text:visited-style-name="Visited_20_Internet_20_Link"><text:span text:style-name="T1">1678. Goal Parser Interpretation</text:span></text:a></text:p>
      <text:section text:style-name="Sect1" text:name="headlessui-popover-button-:r15:">
        <text:p text:style-name="Standard"/>
      </text:section>
      <text:section text:style-name="Sect1" text:name="headlessui-popover-button-:r9:">
        <text:p text:style-name="Standard"/>
      </text:section>
      <text:p text:style-name="P5">Easy</text:p>
      <text:p text:style-name="P5">1.4K</text:p>
      <text:p text:style-name="P5">85</text:p>
      <text:section text:style-name="Sect1" text:name="headlessui-popover-button-:rd:">
        <text:p text:style-name="Standard"/>
      </text:section>
      <text:section text:style-name="Sect1" text:name="headlessui-popover-button-:rf:">
        <text:p text:style-name="Standard"/>
      </text:section>
      <text:p text:style-name="P6">Companies</text:p>
      <text:p text:style-name="P7"><text:span text:style-name="T1">You own a </text:span><text:span text:style-name="Strong_20_Emphasis"><text:span text:style-name="T1">Goal Parser</text:span></text:span><text:span text:style-name="T1"> that can interpret a string </text:span><text:span text:style-name="Source_20_Text"><text:span text:style-name="T2">command</text:span></text:span><text:span text:style-name="T1">. The </text:span><text:span text:style-name="Source_20_Text"><text:span text:style-name="T2">command</text:span></text:span><text:span text:style-name="T1"> consists of an alphabet of </text:span><text:span text:style-name="Source_20_Text"><text:span text:style-name="T2">"G"</text:span></text:span><text:span text:style-name="T1">, </text:span><text:span text:style-name="Source_20_Text"><text:span text:style-name="T2">"()"</text:span></text:span><text:span text:style-name="T1"> and/or </text:span><text:span text:style-name="Source_20_Text"><text:span text:style-name="T2">"(al)"</text:span></text:span><text:span text:style-name="T1"> in some order. The Goal Parser will interpret </text:span><text:span text:style-name="Source_20_Text"><text:span text:style-name="T2">"G"</text:span></text:span><text:span text:style-name="T1"> as the string </text:span><text:span text:style-name="Source_20_Text"><text:span text:style-name="T2">"G"</text:span></text:span><text:span text:style-name="T1">, </text:span><text:span text:style-name="Source_20_Text"><text:span text:style-name="T2">"()"</text:span></text:span><text:span text:style-name="T1"> as the string </text:span><text:span text:style-name="Source_20_Text"><text:span text:style-name="T2">"o"</text:span></text:span><text:span text:style-name="T1">, and </text:span><text:span text:style-name="Source_20_Text"><text:span text:style-name="T2">"(al)"</text:span></text:span><text:span text:style-name="T1"> as the string </text:span><text:span text:style-name="Source_20_Text"><text:span text:style-name="T2">"al"</text:span></text:span><text:span text:style-name="T1">. The interpreted strings are then concatenated in the original order.</text:span></text:p>
      <text:p text:style-name="P7"><text:span text:style-name="T1">Given the string </text:span><text:span text:style-name="Source_20_Text"><text:span text:style-name="T2">command</text:span></text:span><text:span text:style-name="T1">, return </text:span><text:span text:style-name="Emphasis"><text:span text:style-name="T1">the </text:span></text:span><text:span text:style-name="Emphasis"><text:span text:style-name="Strong_20_Emphasis"><text:span text:style-name="T1">Goal Parser</text:span></text:span></text:span><text:span text:style-name="Emphasis"><text:span text:style-name="T1">'s interpretation of </text:span></text:span><text:span text:style-name="Source_20_Text"><text:span text:style-name="T2">command</text:span></text:span><text:span text:style-name="T1">.</text:span></text:p>
      <text:p text:style-name="P8"> </text:p>
      <text:p text:style-name="P7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command = "G()(al)"</text:span></text:p>
      <text:p text:style-name="P3"><text:span text:style-name="Strong_20_Emphasis"><text:span text:style-name="T1">Output:</text:span></text:span><text:span text:style-name="T1"> "Goal"</text:span></text:p>
      <text:p text:style-name="P3"><text:span text:style-name="Strong_20_Emphasis"><text:span text:style-name="T1">Explanation:</text:span></text:span><text:span text:style-name="T1"> The Goal Parser interprets the command as follows:</text:span></text:p>
      <text:p text:style-name="P2">G -&gt; G</text:p>
      <text:p text:style-name="P2">() -&gt; o</text:p>
      <text:p text:style-name="P2">(al) -&gt; al</text:p>
      <text:p text:style-name="P1">The final concatenated result is "Goal".</text:p>
      <text:p text:style-name="P7"><text:span text:style-name="Strong_20_Emphasis"><text:span text:style-name="T1">Example 2:</text:span></text:span></text:p>
      <text:p text:style-name="P3"><text:span text:style-name="Strong_20_Emphasis"><text:span text:style-name="T1">Input:</text:span></text:span><text:span text:style-name="T1"> command = "G()()()()(al)"</text:span></text:p>
      <text:p text:style-name="P4"><text:span text:style-name="Strong_20_Emphasis"><text:span text:style-name="T1">Output:</text:span></text:span><text:span text:style-name="T1"> "Gooooal"</text:span></text:p>
      <text:p text:style-name="P7"><text:span text:style-name="Strong_20_Emphasis"><text:span text:style-name="T1">Example 3:</text:span></text:span></text:p>
      <text:p text:style-name="P3"><text:span text:style-name="Strong_20_Emphasis"><text:span text:style-name="T1">Input:</text:span></text:span><text:span text:style-name="T1"> command = "(al)G(al)()()G"</text:span></text:p>
      <text:p text:style-name="P4"><text:span text:style-name="Strong_20_Emphasis"><text:span text:style-name="T1">Output:</text:span></text:span><text:span text:style-name="T1"> "alGalooG"</text:span></text:p>
      <text:p text:style-name="P8"> </text:p>
      <text:p text:style-name="P7"><text:span text:style-name="Strong_20_Emphasis"><text:span text:style-name="T1">Constraints:</text:span></text:span></text:p>
      <text:list xml:id="list2039760556" text:style-name="L1">
        <text:list-item>
          <text:p text:style-name="P9"><text:span text:style-name="Source_20_Text"><text:span text:style-name="T2">1 &lt;= command.length &lt;= 100</text:span></text:span></text:p>
        </text:list-item>
        <text:list-item>
          <text:p text:style-name="P10"><text:span text:style-name="Source_20_Text"><text:span text:style-name="T2">command</text:span></text:span><text:span text:style-name="T1"> consists of </text:span><text:span text:style-name="Source_20_Text"><text:span text:style-name="T2">"G"</text:span></text:span><text:span text:style-name="T1">, </text:span><text:span text:style-name="Source_20_Text"><text:span text:style-name="T2">"()"</text:span></text:span><text:span text:style-name="T1">, and/or </text:span><text:span text:style-name="Source_20_Text"><text:span text:style-name="T2">"(al)"</text:span></text:span><text:span text:style-name="T1"> in some order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0T21:41:54.146000000</dc:date>
    <meta:editing-duration>PT14S</meta:editing-duration>
    <meta:editing-cycles>1</meta:editing-cycles>
    <meta:document-statistic meta:table-count="0" meta:image-count="0" meta:object-count="0" meta:page-count="1" meta:paragraph-count="26" meta:word-count="141" meta:character-count="839" meta:non-whitespace-character-count="722"/>
    <meta:generator>LibreOffice/7.2.2.2$Windows_X86_64 LibreOffice_project/02b2acce88a210515b4a5bb2e46cbfb63fe97d56</meta:generator>
  </office:meta>
</office:document-meta>
</file>